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8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2.3043in"/>
    </style:style>
    <style:style style:name="co5" style:family="table-column">
      <style:table-column-properties fo:break-before="auto" style:column-width="0.7728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2.4646in"/>
    </style:style>
    <style:style style:name="co8" style:family="table-column">
      <style:table-column-properties fo:break-before="auto" style:column-width="3.6752in"/>
    </style:style>
    <style:style style:name="co9" style:family="table-column">
      <style:table-column-properties fo:break-before="auto" style:column-width="2.4937in"/>
    </style:style>
    <style:style style:name="co10" style:family="table-column">
      <style:table-column-properties fo:break-before="auto" style:column-width="2.6398in"/>
    </style:style>
    <style:style style:name="co11" style:family="table-column">
      <style:table-column-properties fo:break-before="auto" style:column-width="0.9335in"/>
    </style:style>
    <style:style style:name="co12" style:family="table-column">
      <style:table-column-properties fo:break-before="auto" style:column-width="2.0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Mid_20_Weekday_20_Body_20_5_20_-_20_6_20_pm">
      <style:table-properties table:display="true" style:writing-mode="lr-tb"/>
    </style:style>
    <style:style style:name="ta2" style:family="table" style:master-page-name="PageStyle_5f_Mid_20_Weekday_20_Neuro_20_5_20_pm_20_-_20_6_20_pm">
      <style:table-properties table:display="true" style:writing-mode="lr-tb"/>
    </style:style>
    <style:style style:name="ta3" style:family="table" style:master-page-name="PageStyle_5f_Mid_20_Weekday_20_Neuro_20_6_20_pm_20_-_20_12_20_am">
      <style:table-properties table:display="true" style:writing-mode="lr-tb"/>
    </style:style>
    <style:style style:name="ta4" style:family="table" style:master-page-name="PageStyle_5f_Mid_20_Weekday_20_Body_20_6_20_pm_20_-_20_12_20_am">
      <style:table-properties table:display="true" style:writing-mode="lr-tb"/>
    </style:style>
    <style:style style:name="ta5" style:family="table" style:master-page-name="PageStyle_5f_Mid_20_Weekend_20_Body_20_5_20_pm_20_-_20_12_20_am">
      <style:table-properties table:display="true" style:writing-mode="lr-tb"/>
    </style:style>
    <style:style style:name="ta6" style:family="table" style:master-page-name="PageStyle_5f_Mid_20_Weekend_20_Neuro_20_5_20_pm_20_-_20_12_20_am">
      <style:table-properties table:display="true" style:writing-mode="lr-tb"/>
    </style:style>
    <style:style style:name="ta7" style:family="table" style:master-page-name="PageStyle_5f_Mid_20_Weekend_20_10pm-Midnight">
      <style:table-properties table:display="true" style:writing-mode="lr-tb"/>
    </style:style>
    <style:style style:name="ta8" style:family="table" style:master-page-name="PageStyle_5f_Mid_20__20_12am-1am">
      <style:table-properties table:display="true" style:writing-mode="lr-tb"/>
    </style:style>
    <style:style style:name="ta9" style:family="table" style:master-page-name="PageStyle_5f_ON_20_Neuro_20_Schedule">
      <style:table-properties table:display="true" style:writing-mode="lr-tb"/>
    </style:style>
    <style:style style:name="ta10" style:family="table" style:master-page-name="PageStyle_5f_ON_20_Body_20_Schedule">
      <style:table-properties table:display="true" style:writing-mode="lr-tb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d Weekday Body 5 - 6 pm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5"/>
        <table:table-column table:style-name="co2" table:default-cell-style-name="Default"/>
        <table:table-column table:style-name="co2" table:number-columns-repeated="16380"/>
        <table:table-row table:style-name="ro1">
          <table:table-cell table:style-name="Default"/>
          <table:table-cell table:style-name="ce2" office:value-type="string" calcext:value-type="string">
            <text:p>Mid Body</text:p>
          </table:table-cell>
          <table:table-cell table:style-name="ce2" office:value-type="string" calcext:value-type="string">
            <text:p>Mid Neuro</text:p>
          </table:table-cell>
          <table:table-cell table:style-name="ce2" office:value-type="string" calcext:value-type="string">
            <text:p>Mid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CT Neur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CT Body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US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Neur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Body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DX Chest/Abd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DX Bone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Body M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DX Chest/Ab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DX Bone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</table:table>
      <table:table table:name="Mid Weekday Neuro 5 pm - 6 pm" table:style-name="ta2">
        <table:table-column table:style-name="co3" table:default-cell-style-name="ce1"/>
        <table:table-column table:style-name="co2" table:number-columns-repeated="2" table:default-cell-style-name="ce5"/>
        <table:table-column table:style-name="co2" table:default-cell-style-name="Default"/>
        <table:table-column table:style-name="co2" table:number-columns-repeated="16380"/>
        <table:table-row table:style-name="ro1">
          <table:table-cell table:style-name="Default"/>
          <table:table-cell table:style-name="ce2" office:value-type="string" calcext:value-type="string">
            <text:p>MidC</text:p>
          </table:table-cell>
          <table:table-cell table:style-name="ce2" office:value-type="string" calcext:value-type="string">
            <text:p>MidL</text:p>
          </table:table-cell>
          <table:table-cell table:style-name="ce2" office:value-type="string" calcext:value-type="string">
            <text:p>Mid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CT Neuro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CT Body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US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Neuro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Body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DX Chest/Abd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5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DX Bone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Body MR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DX Chest/Ab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DX Bone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16380"/>
        </table:table-row>
      </table:table>
      <table:table table:name="Mid Weekday Neuro 6 pm - 12 am" table:style-name="ta3">
        <table:table-column table:style-name="co4" table:default-cell-style-name="Default"/>
        <table:table-column table:style-name="co5" table:number-columns-repeated="3" table:default-cell-style-name="Default"/>
        <table:table-column table:style-name="co5" table:number-columns-repeated="22"/>
        <table:table-column table:style-name="co6" table:number-columns-repeated="16358"/>
        <table:table-row table:style-name="ro1">
          <table:table-cell/>
          <table:table-cell table:style-name="ce2" office:value-type="string" calcext:value-type="string">
            <text:p>MidC</text:p>
          </table:table-cell>
          <table:table-cell table:style-name="ce2" office:value-type="string" calcext:value-type="string">
            <text:p>MidL</text:p>
          </table:table-cell>
          <table:table-cell table:style-name="ce2" office:value-type="string" calcext:value-type="string">
            <text:p>Mid3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CT Neuro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6" office:value-type="string" calcext:value-type="string">
            <text:p>CPMC CT Chest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CT Body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US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MR Neuro</text:p>
          </table:table-cell>
          <table:table-cell table:style-name="ce5"/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MR Body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DX Chest/Abd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DX Bone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table:style-name="ce5"/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Body MR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3">
          <table:table-cell table:style-name="ce4" office:value-type="string" calcext:value-type="string">
            <text:p>NYPLH DX Chest/Abd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3">
          <table:table-cell table:style-name="ce4" office:value-type="string" calcext:value-type="string">
            <text:p>NYPLH DX Bone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3" table:number-rows-repeated="978">
          <table:table-cell table:number-columns-repeated="4"/>
          <table:table-cell table:style-name="Default" table:number-columns-repeated="16380"/>
        </table:table-row>
        <table:table-row table:style-name="ro4" table:number-rows-repeated="1047573">
          <table:table-cell table:number-columns-repeated="4"/>
          <table:table-cell table:style-name="Default" table:number-columns-repeated="16380"/>
        </table:table-row>
        <table:table-row table:style-name="ro4">
          <table:table-cell table:number-columns-repeated="4"/>
          <table:table-cell table:style-name="Default" table:number-columns-repeated="16380"/>
        </table:table-row>
      </table:table>
      <table:table table:name="Mid Weekday Body 6 pm - 12 am" table:style-name="ta4">
        <office:forms form:automatic-focus="false" form:apply-design-mode="false"/>
        <table:table-column table:style-name="co7" table:default-cell-style-name="ce7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16380"/>
        <table:table-row table:style-name="ro1">
          <table:table-cell table:style-name="Default"/>
          <table:table-cell table:style-name="ce2" office:value-type="string" calcext:value-type="string">
            <text:p>Mid Body</text:p>
          </table:table-cell>
          <table:table-cell table:style-name="ce2" office:value-type="string" calcext:value-type="string">
            <text:p>Mid Neuro</text:p>
          </table:table-cell>
          <table:table-cell table:style-name="ce2" office:value-type="string" calcext:value-type="string">
            <text:p>Mid 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CT Neur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6" office:value-type="string" calcext:value-type="string">
            <text:p>CPMC CT Chest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CT Body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Neur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Body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DX Chest/Abd</text:p>
          </table:table-cell>
          <table:table-cell/>
          <table:table-cell table:style-name="ce5"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DX Bone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 table:style-name="Default"/>
          <table:table-cell table:style-name="ce5"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Body MR</text:p>
          </table:table-cell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DX Chest/Abd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DX Bone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</table:table>
      <table:table table:name="Mid Weekend Body 5 pm - 12 am" table:style-name="ta5">
        <table:table-column table:style-name="co8" table:default-cell-style-name="ce7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16380"/>
        <table:table-row table:style-name="ro1">
          <table:table-cell table:style-name="Default"/>
          <table:table-cell table:style-name="ce2" office:value-type="string" calcext:value-type="string">
            <text:p>Mid Body</text:p>
          </table:table-cell>
          <table:table-cell table:style-name="ce2" office:value-type="string" calcext:value-type="string">
            <text:p>Mid Neuro</text:p>
          </table:table-cell>
          <table:table-cell table:style-name="ce2" office:value-type="string" calcext:value-type="string">
            <text:p>Mid 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CT Neur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6" office:value-type="string" calcext:value-type="string">
            <text:p>CPMC CT Chest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CT Body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Neur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Body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DX Chest/Abd</text:p>
          </table:table-cell>
          <table:table-cell/>
          <table:table-cell table:style-name="ce5"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DX Bone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table:number-columns-repeated="2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 table:style-name="Default"/>
          <table:table-cell table:style-name="ce5"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Body MR</text:p>
          </table:table-cell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DX Chest/Abd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DX Bone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</table:table>
      <table:table table:name="Mid Weekend Neuro 5 pm - 12 am" table:style-name="ta6">
        <table:table-column table:style-name="co9" table:default-cell-style-name="ce7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16" table:default-cell-style-name="Default"/>
        <table:table-column table:style-name="co10" table:default-cell-style-name="ce7"/>
        <table:table-column table:style-name="co2" table:number-columns-repeated="3" table:default-cell-style-name="Default"/>
        <table:table-column table:style-name="co2" table:number-columns-repeated="16360"/>
        <table:table-row table:style-name="ro1">
          <table:table-cell table:style-name="Default"/>
          <table:table-cell table:style-name="ce2" office:value-type="string" calcext:value-type="string">
            <text:p>MidC</text:p>
          </table:table-cell>
          <table:table-cell table:style-name="ce2" office:value-type="string" calcext:value-type="string">
            <text:p>MidL</text:p>
          </table:table-cell>
          <table:table-cell table:style-name="ce2" office:value-type="string" calcext:value-type="string">
            <text:p>Mid 3</text:p>
          </table:table-cell>
          <table:table-cell table:number-columns-repeated="16"/>
          <table:table-cell table:style-name="Default"/>
          <table:table-cell table:style-name="ce2" office:value-type="string" calcext:value-type="string">
            <text:p>MidC</text:p>
          </table:table-cell>
          <table:table-cell table:style-name="ce2" office:value-type="string" calcext:value-type="string">
            <text:p>MidL</text:p>
          </table:table-cell>
          <table:table-cell table:style-name="ce2" office:value-type="string" calcext:value-type="string">
            <text:p>Mid3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CPMC CT Neuro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CPMC CT Neuro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CPMC CT Chest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16"/>
          <table:table-cell table:style-name="ce6" office:value-type="string" calcext:value-type="string">
            <text:p>CPMC CT Chest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60"/>
        </table:table-row>
        <table:table-row table:style-name="ro1">
          <table:table-cell office:value-type="string" calcext:value-type="string">
            <text:p>CPMC CT Body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PMC CT Body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60"/>
        </table:table-row>
        <table:table-row table:style-name="ro1">
          <table:table-cell office:value-type="string" calcext:value-type="string">
            <text:p>CPMC US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CPMC US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CPMC MR Neuro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CPMC MR Neuro</text:p>
          </table:table-cell>
          <table:table-cell table:style-name="ce5"/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CPMC MR Body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PMC MR Body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60"/>
        </table:table-row>
        <table:table-row table:style-name="ro1">
          <table:table-cell office:value-type="string" calcext:value-type="string">
            <text:p>CPMC DX Chest/Abd</text:p>
          </table:table-cell>
          <table:table-cell/>
          <table:table-cell table:style-name="ce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CPMC DX Chest/Abd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60"/>
        </table:table-row>
        <table:table-row table:style-name="ro1">
          <table:table-cell office:value-type="string" calcext:value-type="string">
            <text:p>CPMC DX Bone</text:p>
          </table:table-cell>
          <table:table-cell table:style-name="Default"/>
          <table:table-cell table:style-name="ce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CPMC DX Bone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16"/>
          <table:table-cell table:style-name="ce2" office:value-type="string" calcext:value-type="string">
            <text:p>CHONY Neuro 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ce3" office:value-type="string" calcext:value-type="string">
            <text:p>Allen CT Neuro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style-name="ce3" office:value-type="string" calcext:value-type="string">
            <text:p>Allen CT Body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style-name="ce3" office:value-type="string" calcext:value-type="string">
            <text:p>Allen US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 table:style-name="Default"/>
          <table:table-cell table:style-name="ce5"/>
          <table:table-cell office:value-type="string" calcext:value-type="string">
            <text:p>x</text:p>
          </table:table-cell>
          <table:table-cell table:number-columns-repeated="16"/>
          <table:table-cell table:style-name="ce3" office:value-type="string" calcext:value-type="string">
            <text:p>Allen MR Neuro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style-name="ce3" office:value-type="string" calcext:value-type="string">
            <text:p>Allen MR Body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ce3" office:value-type="string" calcext:value-type="string">
            <text:p>Allen DX Chest/Abd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ce3" office:value-type="string" calcext:value-type="string">
            <text:p>Allen DX Bone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NYPLH Neuro CT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NYPLH Body CT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NYPLH US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NYPLH Neuro MR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NYPLH Body M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NYPLH Body MR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NYPLH DX Chest/Abd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NYPLH DX Chest/Abd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NYPLH DX Bone</text:p>
          </table:table-cell>
          <table:table-cell table:style-name="Default"/>
          <table:table-cell table:style-name="ce5" office:value-type="string" calcext:value-type="string">
            <text:p>x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NYPLH DX Bone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60"/>
        </table:table-row>
      </table:table>
      <table:table table:name="Mid Weekend 10pm-Midnight" table:style-name="ta7">
        <table:table-column table:style-name="co4" table:default-cell-style-name="Default"/>
        <table:table-column table:style-name="co11" table:number-columns-repeated="3" table:default-cell-style-name="Default"/>
        <table:table-column table:style-name="co11" table:number-columns-repeated="22"/>
        <table:table-column table:style-name="co6" table:number-columns-repeated="16358"/>
        <table:table-row table:style-name="ro1">
          <table:table-cell/>
          <table:table-cell table:style-name="ce2" office:value-type="string" calcext:value-type="string">
            <text:p>MidC</text:p>
          </table:table-cell>
          <table:table-cell table:style-name="ce2" office:value-type="string" calcext:value-type="string">
            <text:p>MidL</text:p>
          </table:table-cell>
          <table:table-cell table:style-name="ce2" office:value-type="string" calcext:value-type="string">
            <text:p>Mid3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CT Neuro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CT Body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US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MR Neuro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MR Body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DX Chest/Abd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7" office:value-type="string" calcext:value-type="string">
            <text:p>CPMC DX Bone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3">
          <table:table-cell table:style-name="ce4" office:value-type="string" calcext:value-type="string">
            <text:p>NYPLH Body MR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3">
          <table:table-cell table:style-name="ce4" office:value-type="string" calcext:value-type="string">
            <text:p>NYPLH DX Chest/Abd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3">
          <table:table-cell table:style-name="ce4" office:value-type="string" calcext:value-type="string">
            <text:p>NYPLH DX Bone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3" table:number-rows-repeated="979">
          <table:table-cell table:number-columns-repeated="4"/>
          <table:table-cell table:style-name="Default" table:number-columns-repeated="16380"/>
        </table:table-row>
        <table:table-row table:style-name="ro4" table:number-rows-repeated="1047573">
          <table:table-cell table:number-columns-repeated="4"/>
          <table:table-cell table:style-name="Default" table:number-columns-repeated="16380"/>
        </table:table-row>
        <table:table-row table:style-name="ro4">
          <table:table-cell table:number-columns-repeated="4"/>
          <table:table-cell table:style-name="Default" table:number-columns-repeated="16380"/>
        </table:table-row>
      </table:table>
      <table:table table:name="Mid  12am-1am" table:style-name="ta8">
        <table:table-column table:style-name="co4" table:default-cell-style-name="ce7"/>
        <table:table-column table:style-name="co2" table:number-columns-repeated="3" table:default-cell-style-name="Default"/>
        <table:table-column table:style-name="co2" table:number-columns-repeated="16380"/>
        <table:table-row table:style-name="ro1">
          <table:table-cell table:style-name="Default"/>
          <table:table-cell table:style-name="ce2" office:value-type="string" calcext:value-type="string">
            <text:p>ON1</text:p>
          </table:table-cell>
          <table:table-cell table:style-name="ce2" office:value-type="string" calcext:value-type="string">
            <text:p>ON2</text:p>
          </table:table-cell>
          <table:table-cell table:style-name="ce2" office:value-type="string" calcext:value-type="string">
            <text:p>Mid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CT Neuro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6" office:value-type="string" calcext:value-type="string">
            <text:p>CPMC CT Chest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CT Body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US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Neuro</text:p>
          </table:table-cell>
          <table:table-cell table:style-name="ce5"/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MR Body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DX Chest/Abd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CPMC DX Bone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Body MR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DX Chest/Abd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  <table:table-row table:style-name="ro1">
          <table:table-cell table:style-name="ce4" office:value-type="string" calcext:value-type="string">
            <text:p>NYPLH DX Bone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0"/>
        </table:table-row>
      </table:table>
      <table:table table:name="ON Weekday Neuro 1 am - 8 am" table:style-name="ta9"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23"/>
        <table:table-column table:style-name="co6" table:number-columns-repeated="16358"/>
        <table:table-row table:style-name="ro1">
          <table:table-cell/>
          <table:table-cell table:style-name="ce2" office:value-type="string" calcext:value-type="string">
            <text:p>ON1</text:p>
          </table:table-cell>
          <table:table-cell table:style-name="ce2" office:value-type="string" calcext:value-type="string">
            <text:p>ON2</text:p>
          </table:table-cell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CT Neuro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CT Body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US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MR Neuro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MR Body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DX Chest/Abd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DX Bone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3">
          <table:table-cell table:style-name="ce4" office:value-type="string" calcext:value-type="string">
            <text:p>NYPLH Body M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3">
          <table:table-cell table:style-name="ce4" office:value-type="string" calcext:value-type="string">
            <text:p>NYPLH DX Chest/Ab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3">
          <table:table-cell table:style-name="ce4" office:value-type="string" calcext:value-type="string">
            <text:p>NYPLH DX Bon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3" table:number-rows-repeated="979">
          <table:table-cell table:number-columns-repeated="3"/>
          <table:table-cell table:style-name="Default" table:number-columns-repeated="16381"/>
        </table:table-row>
        <table:table-row table:style-name="ro4" table:number-rows-repeated="1047573">
          <table:table-cell table:number-columns-repeated="3"/>
          <table:table-cell table:style-name="Default" table:number-columns-repeated="16381"/>
        </table:table-row>
        <table:table-row table:style-name="ro4">
          <table:table-cell table:number-columns-repeated="3"/>
          <table:table-cell table:style-name="Default" table:number-columns-repeated="16381"/>
        </table:table-row>
      </table:table>
      <table:table table:name="ON Weekday Body 1 am - 8 am" table:style-name="ta10">
        <table:table-column table:style-name="co12" table:default-cell-style-name="ce7"/>
        <table:table-column table:style-name="co2" table:number-columns-repeated="2" table:default-cell-style-name="ce5"/>
        <table:table-column table:style-name="co2" table:number-columns-repeated="16381"/>
        <table:table-row table:style-name="ro1">
          <table:table-cell table:style-name="Default"/>
          <table:table-cell table:style-name="ce2" office:value-type="string" calcext:value-type="string">
            <text:p>ON Neuro</text:p>
          </table:table-cell>
          <table:table-cell table:style-name="ce2" office:value-type="string" calcext:value-type="string">
            <text:p>ON Body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CT Neuro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CT Body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US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MR Neuro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MR Body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DX Chest/Abd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DX Bone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4" office:value-type="string" calcext:value-type="string">
            <text:p>NYPLH Body MR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DX Chest/Abd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DX Bone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</table:table>
      <table:table table:name="ON Weekend Neuro 1 am - 8 am" table:style-name="ta9"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23"/>
        <table:table-column table:style-name="co6" table:number-columns-repeated="16358"/>
        <table:table-row table:style-name="ro1">
          <table:table-cell/>
          <table:table-cell table:style-name="ce2" office:value-type="string" calcext:value-type="string">
            <text:p>ON1</text:p>
          </table:table-cell>
          <table:table-cell table:style-name="ce2" office:value-type="string" calcext:value-type="string">
            <text:p>ON2</text:p>
          </table:table-cell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CT Neuro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CT Body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US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MR Neuro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MR Body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DX Chest/Abd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7" office:value-type="string" calcext:value-type="string">
            <text:p>CPMC DX Bone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3">
          <table:table-cell table:style-name="ce4" office:value-type="string" calcext:value-type="string">
            <text:p>NYPLH Body M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3">
          <table:table-cell table:style-name="ce4" office:value-type="string" calcext:value-type="string">
            <text:p>NYPLH DX Chest/Ab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3">
          <table:table-cell table:style-name="ce4" office:value-type="string" calcext:value-type="string">
            <text:p>NYPLH DX Bon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3" table:number-rows-repeated="979">
          <table:table-cell table:number-columns-repeated="3"/>
          <table:table-cell table:style-name="Default" table:number-columns-repeated="16381"/>
        </table:table-row>
        <table:table-row table:style-name="ro4" table:number-rows-repeated="1047573">
          <table:table-cell table:number-columns-repeated="3"/>
          <table:table-cell table:style-name="Default" table:number-columns-repeated="16381"/>
        </table:table-row>
        <table:table-row table:style-name="ro4">
          <table:table-cell table:number-columns-repeated="3"/>
          <table:table-cell table:style-name="Default" table:number-columns-repeated="16381"/>
        </table:table-row>
      </table:table>
      <table:table table:name="ON Weekend Body 1 am - 8 am" table:style-name="ta10">
        <table:table-column table:style-name="co12" table:default-cell-style-name="ce7"/>
        <table:table-column table:style-name="co2" table:number-columns-repeated="2" table:default-cell-style-name="ce5"/>
        <table:table-column table:style-name="co2" table:number-columns-repeated="16381"/>
        <table:table-row table:style-name="ro1">
          <table:table-cell table:style-name="Default"/>
          <table:table-cell table:style-name="ce2" office:value-type="string" calcext:value-type="string">
            <text:p>ON Neuro</text:p>
          </table:table-cell>
          <table:table-cell table:style-name="ce2" office:value-type="string" calcext:value-type="string">
            <text:p>ON Body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CT Neuro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CT Body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US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MR Neuro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MR Body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DX Chest/Abd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PMC DX Bone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2" office:value-type="string" calcext:value-type="string">
            <text:p>CHONY Neuro 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CT Neuro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3" office:value-type="string" calcext:value-type="string">
            <text:p>Allen CT Body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US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MR Neuro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3" office:value-type="string" calcext:value-type="string">
            <text:p>Allen MR Body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DX Chest/Abd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Allen DX Bone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4" office:value-type="string" calcext:value-type="string">
            <text:p>NYPLH Neuro CT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4" office:value-type="string" calcext:value-type="string">
            <text:p>NYPLH Body CT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US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Neuro MR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  <table:table-row table:style-name="ro1">
          <table:table-cell table:style-name="ce4" office:value-type="string" calcext:value-type="string">
            <text:p>NYPLH Body MR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DX Chest/Abd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NYPLH DX Bone</text:p>
          </table:table-cell>
          <table:table-cell office:value-type="string" calcext:value-type="string">
            <text:p>x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05:35:08.6118060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d_20_Weekday_20_Neuro_20_5_20_pm_20_-_20_6_20_pm" style:display-name="PageStyle_Mid Weekday Neuro 5 pm - 6 p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_20_Body_20_Schedule" style:display-name="PageStyle_ON Body Schedu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d_20_Weekend_20_Neuro_20_5_20_pm_20_-_20_12_20_am" style:display-name="PageStyle_Mid Weekend Neuro 5 pm - 12 a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d_20_Weekday_20_Body_20_5_20_-_20_6_20_pm" style:display-name="PageStyle_Mid Weekday Body 5 - 6 p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d_20_Weekday_20_Body_20_6_20_pm_20_-_20_12_20_am" style:display-name="PageStyle_Mid Weekday Body 6 pm - 12 a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d_20_Weekend_20_Body_20_5_20_pm_20_-_20_12_20_am" style:display-name="PageStyle_Mid Weekend Body 5 pm - 12 a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N_20_Neuro_20_Schedule" style:display-name="PageStyle_ON Neuro Schedul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d_20__20_12am-1am" style:display-name="PageStyle_Mid  12am-1a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d_20_Weekend_20_10pm-Midnight" style:display-name="PageStyle_Mid Weekend 10pm-Midnight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d_20_Weekday_20_Neuro_20_6_20_pm_20_-_20_12_20_am" style:display-name="PageStyle_Mid Weekday Neuro 6 pm - 12 am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15:01:04</meta:creation-date>
    <dc:date>2025-10-13T05:36:18.526759040</dc:date>
    <meta:generator>LibreOffice/25.8.1.1$Linux_X86_64 LibreOffice_project/580$Build-1</meta:generator>
    <meta:editing-duration>PT1M11S</meta:editing-duration>
    <meta:editing-cycles>1</meta:editing-cycles>
    <meta:document-statistic meta:table-count="12" meta:cell-count="618" meta:object-count="0"/>
    <meta:user-defined meta:name="AppVersion">16.0300</meta:user-defined>
  </office:meta>
</office:document-meta>
</file>